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bbc3" officeooo:paragraph-rsid="001bbbc3"/>
    </style:style>
    <style:style style:name="P2" style:family="paragraph" style:parent-style-name="Standard" style:list-style-name="L2">
      <style:text-properties officeooo:rsid="001bbbc3" officeooo:paragraph-rsid="001bbbc3"/>
    </style:style>
    <style:style style:name="P3" style:family="paragraph" style:parent-style-name="Standard">
      <style:text-properties fo:color="#800000" officeooo:rsid="001bbbc3" officeooo:paragraph-rsid="001bbbc3"/>
    </style:style>
    <style:style style:name="P4" style:family="paragraph" style:parent-style-name="Standard" style:list-style-name="L1">
      <style:text-properties fo:color="#800000" officeooo:rsid="001bbbc3" officeooo:paragraph-rsid="001bbbc3"/>
    </style:style>
    <style:style style:name="P5" style:family="paragraph" style:parent-style-name="Standard">
      <style:paragraph-properties fo:text-align="center" style:justify-single-word="false"/>
      <style:text-properties fo:color="#800000" fo:font-size="18pt" fo:font-weight="bold" officeooo:rsid="001bbbc3" officeooo:paragraph-rsid="001bbbc3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1bbbc3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1bbbc3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T1" style:family="text">
      <style:text-properties fo:color="#ff6600"/>
    </style:style>
    <style:style style:name="T2" style:family="text">
      <style:text-properties officeooo:rsid="001bbb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bc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s to Install</text:p>
      <text:p text:style-name="P5"/>
      <text:p text:style-name="P3">Make a page for these information in github</text:p>
      <text:p text:style-name="P3"/>
      <text:p text:style-name="P3">WORK: </text:p>
      <text:list xml:id="list7201888117583339836" text:style-name="L1">
        <text:list-item>
          <text:p text:style-name="P4">Gromacs &amp; Amber, Plumed</text:p>
        </text:list-item>
        <text:list-item>
          <text:p text:style-name="P7">VMD ,Chimera, Pymol, molden, Gaussian</text:p>
        </text:list-item>
        <text:list-item>
          <text:p text:style-name="P7">mendely, teamviewer</text:p>
        </text:list-item>
      </text:list>
      <text:p text:style-name="Standard"/>
      <text:p text:style-name="P1"><text:span text:style-name="T3">CODING</text:span>:</text:p>
      <text:list xml:id="list7006864529884708584" text:style-name="L2">
        <text:list-item>
          <text:p text:style-name="P8">g++ libralies &amp; gfortran lib &amp; LAPACK libraries</text:p>
        </text:list-item>
        <text:list-item>
          <text:p text:style-name="P8">Anakonda package ----&gt; Python <text:s/><text:span text:style-name="T2">+ MDAnalysis</text:span></text:p>
        </text:list-item>
        <text:list-item>
          <text:p text:style-name="P2">sublime text3</text:p>
        </text:list-item>
        <text:list-item>
          <text:p text:style-name="P2">TCL libraries</text:p>
        </text:list-item>
      </text:list>
      <text:p text:style-name="Standard"/>
      <text:p text:style-name="P6"><text:span text:style-name="T4">Fun</text:span><text:span text:style-name="T2">:</text:span></text:p>
      <text:list xml:id="list2768141002440682406" text:style-name="L3">
        <text:list-item>
          <text:p text:style-name="P10">Mutt ---&gt; Activate all scripts</text:p>
        </text:list-item>
        <text:list-item>
          <text:p text:style-name="P9">Media ---&gt; vlc player</text:p>
        </text:list-item>
        <text:list-item>
          <text:p text:style-name="P9"/>
        </text:list-item>
      </text:list>
      <text:p text:style-name="Standard"/>
      <text:p text:style-name="P1">System Tools:</text:p>
      <text:list xml:id="list5627848959448681251" text:style-name="L4">
        <text:list-item>
          <text:p text:style-name="P11">shc , <text:span text:style-name="T2">pdftk, tree, </text:span></text:p>
        </text:list-item>
      </text:list>
      <text:p text:style-name="Standard"/>
      <text:list xml:id="list174833135149688" text:continue-numbering="true" text:style-name="L4">
        <text:list-item>
          <text:p text:style-name="P11"><text:span text:style-name="Strong_20_Emphasis"><text:span text:style-name="T1">Trash-Cli <text:s text:c="2"/></text:span></text:span><text:s/>---&gt; Command line interface for trashcan on linux</text:p>
        </text:list-item>
      </text:list>
      <text:list xml:id="list7650100245461086960" text:style-name="L5">
        <text:list-item>
          <text:p text:style-name="P12"><text:a xlink:type="simple" xlink:href="https://www.2daygeek.com/trash-cli-command-line-trashcan-linux-system/#" office:target-frame-name="_blank" xlink:show="new" text:style-name="Internet_20_link" text:visited-style-name="Visited_20_Internet_20_Link">How to use trash-cli</text:a></text:p>
        </text:list-item>
        <text:list-item>
          <text:p text:style-name="P12"/>
        </text:list-item>
        <text:list-item>
          <text:p text:style-name="P12">Git, DropBox clint</text:p>
        </text:list-item>
        <text:list-item>
          <text:p text:style-name="P12">WPS office 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43:00.388247784</meta:creation-date>
    <dc:date>2018-12-08T17:48:32.839493974</dc:date>
    <meta:editing-duration>PT3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6" meta:character-count="485" meta:non-whitespace-character-count="422"/>
  </office:meta>
</office:document-meta>
</file>